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draw:fill="none" draw:fill-color="#c0c0c0" draw:textarea-horizontal-align="center" draw:textarea-vertical-align="middle"/>
    </style:style>
    <style:style style:name="gr3" style:family="graphic" style:parent-style-name="standard">
      <style:graphic-properties draw:fill-color="#c0c0c0" draw:textarea-horizontal-align="center" draw:textarea-vertical-align="middle"/>
    </style:style>
    <style:style style:name="gr4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4.363cm" svg:height="5.636cm" svg:x="4.818cm" svg:y="4.818cm">
          <text:p/>
        </draw:rect>
        <draw:rect draw:style-name="gr2" draw:text-style-name="P1" draw:layer="layout" svg:width="4.345cm" svg:height="1.455cm" svg:x="4.836cm" svg:y="7.063cm">
          <text:p text:style-name="P1">LibusbJava (C)</text:p>
          <text:p text:style-name="P1">V 0.1</text:p>
          <text:p text:style-name="P1">V 1.0</text:p>
        </draw:rect>
        <draw:rect draw:style-name="gr3" draw:text-style-name="P1" draw:layer="layout" svg:width="4cm" svg:height="2cm" svg:x="5cm" svg:y="5cm">
          <text:p text:style-name="P1">Libusb (C) (DLL)</text:p>
          <text:p text:style-name="P1">V 0.1</text:p>
          <text:p text:style-name="P1">V 1.0</text:p>
        </draw:rect>
        <draw:line draw:style-name="gr4" draw:text-style-name="P2" draw:layer="layout" svg:x1="4.818cm" svg:y1="8.636cm" svg:x2="9.181cm" svg:y2="8.636cm">
          <text:p/>
        </draw:line>
        <draw:rect draw:style-name="gr2" draw:text-style-name="P1" draw:layer="layout" svg:width="4.345cm" svg:height="1.455cm" svg:x="4.837cm" svg:y="9.064cm">
          <text:p text:style-name="P1">LibusbJava (java)</text:p>
          <text:p text:style-name="P1"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Urs Graf</meta:initial-creator>
    <meta:creation-date>2012-03-12T09:24:11.15</meta:creation-date>
    <dc:date>2012-03-12T09:35:06.15</dc:date>
    <dc:creator>Urs Graf</dc:creator>
    <meta:editing-duration>PT11M5S</meta:editing-duration>
    <meta:editing-cycles>1</meta:editing-cycles>
    <meta:document-statistic meta:object-count="5"/>
    <meta:generator>OpenOffice.org/3.2$Win32 OpenOffice.org_project/330m20$Build-9567</meta:generator>
  </office:meta>
</office:document-meta>
</file>